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office:font-face-decls>
  <office:automatic-styles>
    <style:style style:name="P1" style:family="paragraph" style:parent-style-name="Text_20_body" style:list-style-name="L1">
      <style:paragraph-properties fo:margin-top="0in" fo:margin-bottom="0in" style:contextual-spacing="false" fo:padding="0.0193in" fo:border="0.06pt solid #e3e3e3"/>
    </style:style>
    <style:style style:name="P2" style:family="paragraph" style:parent-style-name="Text_20_body" style:list-style-name="L1">
      <style:paragraph-properties fo:padding="0.0193in" fo:border="0.06pt solid #e3e3e3"/>
    </style:style>
    <style:style style:name="P3" style:family="paragraph" style:parent-style-name="Text_20_body" style:list-style-name="L1">
      <style:paragraph-properties fo:padding="0.0193in" fo:border="0.06pt solid #e3e3e3"/>
      <style:text-properties officeooo:paragraph-rsid="000b4645"/>
    </style:style>
    <style:style style:name="P4" style:family="paragraph" style:parent-style-name="Text_20_body">
      <style:paragraph-properties fo:padding="0.0193in" fo:border="0.06pt solid #e3e3e3"/>
    </style:style>
    <style:style style:name="P5" style:family="paragraph" style:parent-style-name="Text_20_body" style:list-style-name="L2">
      <style:paragraph-properties fo:margin-top="0in" fo:margin-bottom="0in" style:contextual-spacing="false" fo:padding="0.0193in" fo:border="0.06pt solid #e3e3e3"/>
    </style:style>
    <style:style style:name="P6" style:family="paragraph" style:parent-style-name="Text_20_body" style:list-style-name="L2">
      <style:paragraph-properties fo:padding="0.0193in" fo:border="0.06pt solid #e3e3e3"/>
    </style:style>
    <style:style style:name="P7" style:family="paragraph" style:parent-style-name="Text_20_body" style:list-style-name="L3">
      <style:paragraph-properties fo:padding="0.0193in" fo:border="0.06pt solid #e3e3e3"/>
    </style:style>
    <style:style style:name="P8" style:family="paragraph" style:parent-style-name="Text_20_body" style:list-style-name="L3">
      <style:paragraph-properties fo:padding="0.0193in" fo:border="0.06pt solid #e3e3e3"/>
      <style:text-properties officeooo:paragraph-rsid="000b4645"/>
    </style:style>
    <style:style style:name="P9" style:family="paragraph" style:parent-style-name="Text_20_body" style:list-style-name="L5">
      <style:paragraph-properties fo:margin-top="0in" fo:margin-bottom="0in" style:contextual-spacing="false" fo:padding="0.0193in" fo:border="0.06pt solid #e3e3e3"/>
    </style:style>
    <style:style style:name="P10" style:family="paragraph" style:parent-style-name="Text_20_body" style:list-style-name="L5">
      <style:paragraph-properties fo:padding="0.0193in" fo:border="0.06pt solid #e3e3e3"/>
    </style:style>
    <style:style style:name="P11" style:family="paragraph" style:parent-style-name="Text_20_body" style:list-style-name="L6">
      <style:paragraph-properties fo:margin-top="0in" fo:margin-bottom="0in" style:contextual-spacing="false" fo:padding="0.0193in" fo:border="0.06pt solid #e3e3e3"/>
    </style:style>
    <style:style style:name="P12" style:family="paragraph" style:parent-style-name="Text_20_body" style:list-style-name="L6">
      <style:paragraph-properties fo:padding="0.0193in" fo:border="0.06pt solid #e3e3e3"/>
    </style:style>
    <style:style style:name="P13"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text-properties fo:font-variant="normal" fo:text-transform="none" fo:color="#333333" loext:opacity="100%" style:font-name="Verdana" fo:font-size="13pt" fo:letter-spacing="normal" fo:font-style="normal" fo:font-weight="normal" style:font-size-asian="13pt" style:font-size-complex="13pt"/>
    </style:style>
    <style:style style:name="P14" style:family="paragraph" style:parent-style-name="Text_20_body" style:list-style-name="L7">
      <style:paragraph-properties fo:margin-top="0in" fo:margin-bottom="0in" style:contextual-spacing="false" fo:padding="0.0193in" fo:border="0.06pt solid #e3e3e3"/>
    </style:style>
    <style:style style:name="P15" style:family="paragraph" style:parent-style-name="Text_20_body" style:list-style-name="L7">
      <style:paragraph-properties fo:padding="0.0193in" fo:border="0.06pt solid #e3e3e3"/>
    </style:style>
    <style:style style:name="P16" style:family="paragraph" style:parent-style-name="Text_20_body" style:list-style-name="L8">
      <style:paragraph-properties fo:padding="0.0193in" fo:border="0.06pt solid #e3e3e3"/>
    </style:style>
    <style:style style:name="P17" style:family="paragraph" style:parent-style-name="Text_20_body" style:list-style-name="L9">
      <style:paragraph-properties fo:padding="0.0193in" fo:border="0.06pt solid #e3e3e3"/>
    </style:style>
    <style:style style:name="T1" style:family="text">
      <style:text-properties loext:padding="0.0193in" loext:border="0.06pt solid #e3e3e3"/>
    </style:style>
    <style:style style:name="T2" style:family="text">
      <style:text-properties officeooo:rsid="000b902f"/>
    </style:style>
    <style:style style:name="T3" style:family="text">
      <style:text-properties fo:font-weight="bold" style:font-weight-asian="bold" style:font-weight-complex="bold"/>
    </style:style>
    <style:style style:name="T4" style:family="text">
      <style:text-properties fo:font-weight="bold" officeooo:rsid="000b902f"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63407409" text:style-name="L1">
        <text:list-item>
          <text:p text:style-name="P3"><text:span text:style-name="Strong_20_Emphasis"><text:span text:style-name="T1">Vulnerability</text:span></text:span>:</text:p>
          <text:list>
            <text:list-item>
              <text:p text:style-name="P1">A vulnerability refers to a weakness or flaw in a system's design, implementation, configuration, or operation that could be exploited by an attacker to compromise the system's security.</text:p>
            </text:list-item>
            <text:list-item>
              <text:p text:style-name="P1">Example: Let's consider a software application that has a buffer overflow vulnerability. This vulnerability occurs when the application fails to properly validate input data, allowing an attacker to input more data than the buffer can handle. If exploited, this vulnerability could enable the attacker to execute arbitrary code, leading to unauthorized access or system compromise.</text:p>
            </text:list-item>
          </text:list>
        </text:list-item>
        <text:list-item>
          <text:p text:style-name="P2"><text:span text:style-name="Strong_20_Emphasis"><text:span text:style-name="T1">Threat</text:span></text:span>:</text:p>
          <text:list>
            <text:list-item>
              <text:p text:style-name="P1">A threat is any potential danger that could exploit a vulnerability to breach security and harm an organization's assets or interests. Threats can be accidental, natural, or intentional.</text:p>
            </text:list-item>
            <text:list-item>
              <text:p text:style-name="P1">Example: A common threat is a malware infection. Malware, such as viruses, worms, or ransomware, poses a threat to computer systems and networks by exploiting vulnerabilities to gain unauthorized access, steal sensitive information, or disrupt operations. For instance, a phishing email containing a malicious attachment could introduce malware onto a user's system, compromising the security of the entire network.</text:p>
            </text:list-item>
          </text:list>
        </text:list-item>
        <text:list-item>
          <text:p text:style-name="P2"><text:span text:style-name="Strong_20_Emphasis"><text:span text:style-name="T1">Attack</text:span></text:span>:</text:p>
          <text:list>
            <text:list-item>
              <text:p text:style-name="P1">An attack is a deliberate action carried out by an adversary with the intent of exploiting vulnerabilities to compromise the confidentiality, integrity, or availability of information or resources.</text:p>
            </text:list-item>
            <text:list-item>
              <text:p text:style-name="P2">Example: A Distributed Denial of Service (DDoS) attack is a type of cyberattack that aims to disrupt the normal functioning of a targeted server, service, or network by overwhelming it with a flood of malicious traffic. In a DDoS attack, the attacker exploits vulnerabilities in network protocols or server configurations to enlist a large number of compromised devices (botnet) to send an excessive amount of traffic to the target. This flood of traffic consumes the target's bandwidth and resources, making it inaccessible to legitimate users.</text:p>
            </text:list-item>
          </text:list>
        </text:list-item>
      </text:list>
      <text:p text:style-name="Text_20_body"><text:line-break/><text:span text:style-name="Strong_20_Emphasis"><text:span text:style-name="T1">Symmetric Cipher</text:span></text:span>:</text:p>
      <text:list xml:id="list4042226068" text:style-name="L2">
        <text:list-item>
          <text:list>
            <text:list-item>
              <text:p text:style-name="P5">In a symmetric cipher, the same key is used for both encryption and decryption of data. This means that the sender and the receiver must share the same secret key.</text:p>
            </text:list-item>
            <text:list-item>
              <text:p text:style-name="P5">Example: The Advanced Encryption Standard (AES) is a widely used symmetric encryption algorithm. If Alice wants to send a message to Bob securely, she encrypts the message using a secret key, sends the encrypted message to Bob, and Bob decrypts it using the same key.</text:p>
            </text:list-item>
          </text:list>
        </text:list-item>
        <text:list-item>
          <text:p text:style-name="P6"><text:soft-page-break/><text:span text:style-name="Strong_20_Emphasis"><text:span text:style-name="T1">Asymmetric Cipher</text:span></text:span>:</text:p>
          <text:list>
            <text:list-item>
              <text:p text:style-name="P5">In an asymmetric cipher, there are two separate keys: a public key and a private key. The public key is used for encryption, while the private key is used for decryption. These keys are mathematically related but computationally infeasible to derive one from the other.</text:p>
            </text:list-item>
            <text:list-item>
              <text:p text:style-name="P6">Example: RSA (Rivest-Shamir-Adleman) is a commonly used asymmetric encryption algorithm. Bob generates a key pair consisting of a public key and a private key. He shares the public key with Alice, who uses it to encrypt her message. Only Bob, with the corresponding private key, can decrypt the message.</text:p>
            </text:list-item>
          </text:list>
        </text:list-item>
      </text:list>
      <text:p text:style-name="P4">Now, let's discuss the advantages of symmetric cipher over asymmetric cipher:</text:p>
      <text:p text:style-name="P4">Advantages of Symmetric Cipher over Asymmetric Cipher:</text:p>
      <text:list xml:id="list3923281765" text:style-name="L3">
        <text:list-item>
          <text:p text:style-name="P7"><text:span text:style-name="Strong_20_Emphasis"><text:span text:style-name="T1">Efficiency</text:span></text:span>: Symmetric ciphers are generally faster and more computationally efficient than asymmetric ciphers. This is because symmetric encryption and decryption operations involve simpler mathematical operations and shorter key lengths.</text:p>
        </text:list-item>
        <text:list-item>
          <text:p text:style-name="P7"><text:span text:style-name="Strong_20_Emphasis"><text:span text:style-name="T1">Scalability</text:span></text:span>: Symmetric ciphers are more scalable for bulk encryption and decryption operations. As the amount of data increases, symmetric encryption remains efficient because it doesn't require complex computations for each data unit.</text:p>
        </text:list-item>
        <text:list-item>
          <text:p text:style-name="P7"><text:span text:style-name="Strong_20_Emphasis"><text:span text:style-name="T1">Less Resource Consumption</text:span></text:span>: Symmetric encryption requires fewer computational resources (such as CPU power and memory) compared to asymmetric encryption. This makes symmetric encryption more suitable for resource-constrained environments, such as embedded systems or IoT devices.</text:p>
        </text:list-item>
        <text:list-item>
          <text:p text:style-name="P7"><text:span text:style-name="Strong_20_Emphasis"><text:span text:style-name="T1">Key Management</text:span></text:span>: Managing keys in symmetric encryption is typically easier than in asymmetric encryption. Since both parties share the same key, there's no need to securely distribute multiple keys or manage a key pair for each communication partner.</text:p>
        </text:list-item>
        <text:list-item>
          <text:p text:style-name="P8"><text:span text:style-name="Strong_20_Emphasis"><text:span text:style-name="T1">Resistance to Quantum Computing Attacks (Currently)</text:span></text:span>: Asymmetric encryption algorithms, such as RSA, are vulnerable to attacks from quantum computers due to their reliance on mathematical problems that can be efficiently solved by quantum algorithms. Symmetric encryption, on the other hand, is less susceptible to quantum attacks using currently known quantum algorithms.</text:p>
        </text:list-item>
      </text:list>
      <text:p text:style-name="Text_20_body"/>
      <text:p text:style-name="Text_20_body"/>
      <text:p text:style-name="Text_20_body"/>
      <text:p text:style-name="Text_20_body"/>
      <text:p text:style-name="Text_20_body"/>
      <text:list xml:id="list1893559955" text:style-name="L5">
        <text:list-item>
          <text:p text:style-name="P10"><text:soft-page-break/><text:span text:style-name="Strong_20_Emphasis"><text:span text:style-name="T1">Confidentiality</text:span></text:span>:</text:p>
          <text:list>
            <text:list-item>
              <text:p text:style-name="P9">Confidentiality ensures that information is only accessible to authorized individuals or entities. It involves protecting sensitive data from unauthorized access, disclosure, or tampering.</text:p>
            </text:list-item>
            <text:list-item>
              <text:p text:style-name="P9">Example: Personal financial information, medical records, or classified government documents.</text:p>
            </text:list-item>
            <text:list-item>
              <text:p text:style-name="P9">Techniques:</text:p>
              <text:list>
                <text:list-item>
                  <text:p text:style-name="P9">Encryption: Encrypting data using algorithms to make it unreadable without the proper decryption key.</text:p>
                </text:list-item>
                <text:list-item>
                  <text:p text:style-name="P9">Access controls: Implementing user authentication mechanisms and role-based access controls to restrict access to sensitive information.</text:p>
                </text:list-item>
                <text:list-item>
                  <text:p text:style-name="P9">Data masking: Concealing specific data within a dataset to prevent unauthorized access.</text:p>
                </text:list-item>
              </text:list>
            </text:list-item>
          </text:list>
        </text:list-item>
        <text:list-item>
          <text:p text:style-name="P10"><text:span text:style-name="Strong_20_Emphasis"><text:span text:style-name="T1">Integrity</text:span></text:span>:</text:p>
          <text:list>
            <text:list-item>
              <text:p text:style-name="P9">Integrity ensures that information remains accurate, consistent, and trustworthy throughout its lifecycle. It involves preventing unauthorized modification, deletion, or corruption of data.</text:p>
            </text:list-item>
            <text:list-item>
              <text:p text:style-name="P9">Example: Bank account balances, electronic medical records, or legal contracts.</text:p>
            </text:list-item>
            <text:list-item>
              <text:p text:style-name="P9">Techniques:</text:p>
              <text:list>
                <text:list-item>
                  <text:p text:style-name="P9">Hash functions: Generating hash values for data and comparing them to verify data integrity. Any changes to the data will result in a different hash value.</text:p>
                </text:list-item>
                <text:list-item>
                  <text:p text:style-name="P9">Digital signatures: Using cryptographic techniques to sign digital documents, ensuring that the content hasn't been altered since it was signed.</text:p>
                </text:list-item>
                <text:list-item>
                  <text:p text:style-name="P9">Version control: Implementing versioning systems to track changes made to documents or files and enabling rollback to previous versions if integrity is compromised.</text:p>
                </text:list-item>
              </text:list>
            </text:list-item>
          </text:list>
        </text:list-item>
        <text:list-item>
          <text:p text:style-name="P10"><text:span text:style-name="Strong_20_Emphasis"><text:span text:style-name="T1">Availability</text:span></text:span>:</text:p>
          <text:list>
            <text:list-item>
              <text:p text:style-name="P9">Availability ensures that information and resources are accessible and usable when needed by authorized users. It involves preventing disruptions to services and maintaining uptime.</text:p>
            </text:list-item>
            <text:list-item>
              <text:p text:style-name="P9">Example: E-commerce websites, online banking systems, or emergency communication networks.</text:p>
            </text:list-item>
            <text:list-item>
              <text:p text:style-name="P9">Techniques:</text:p>
              <text:list>
                <text:list-item>
                  <text:p text:style-name="P9">Redundancy: Implementing redundant systems, such as backup servers or data centers, to ensure continuity of operations in case of failures.</text:p>
                </text:list-item>
                <text:list-item>
                  <text:p text:style-name="P9">Load balancing: Distributing incoming network traffic across multiple servers to optimize resource utilization and prevent overloads.</text:p>
                </text:list-item>
                <text:list-item>
                  <text:p text:style-name="P10"><text:soft-page-break/>Disaster recovery planning: Developing and implementing strategies to recover systems and data quickly in the event of natural disasters, cyberattacks, or other emergencies.</text:p>
                </text:list-item>
              </text:list>
            </text:list-item>
          </text:list>
        </text:list-item>
      </text:list>
      <text:p text:style-name="Text_20_body"><text:line-break/><text:span text:style-name="T4">T</text:span><text:span text:style-name="T3">he</text:span> Advanced Encryption Standard (AES) is a widely used symmetric encryption algorithm that employs a block cipher to encrypt and decrypt data. AES operates on fixed-size blocks of data and supports key lengths of 128, 192, and 256 bits. The basic functions used in AES are:</text:p>
      <text:list xml:id="list117169166" text:style-name="L6">
        <text:list-item>
          <text:p text:style-name="P12"><text:span text:style-name="Strong_20_Emphasis"><text:span text:style-name="T1">SubBytes</text:span></text:span>:</text:p>
          <text:list>
            <text:list-item>
              <text:p text:style-name="P11">SubBytes is a byte substitution step in which each byte of the input block is replaced with another byte based on a substitution table called the S-box. The S-box provides a non-linear transformation that enhances the security of AES.</text:p>
            </text:list-item>
          </text:list>
        </text:list-item>
        <text:list-item>
          <text:p text:style-name="P12"><text:span text:style-name="Strong_20_Emphasis"><text:span text:style-name="T1">ShiftRows</text:span></text:span>:</text:p>
          <text:list>
            <text:list-item>
              <text:p text:style-name="P11">ShiftRows is a permutation step that cyclically shifts the rows of the state matrix to the left. In this step, each row is shifted by a varying offset, with the first row unchanged, the second row shifted one position to the left, the third row shifted two positions to the left, and the fourth row shifted three positions to the left.</text:p>
            </text:list-item>
          </text:list>
        </text:list-item>
        <text:list-item>
          <text:p text:style-name="P12"><text:span text:style-name="Strong_20_Emphasis"><text:span text:style-name="T1">MixColumns</text:span></text:span>:</text:p>
          <text:list>
            <text:list-item>
              <text:p text:style-name="P11">MixColumns is a matrix multiplication step in which each column of the state matrix is multiplied by a fixed polynomial matrix over a finite field, followed by modulo polynomial arithmetic. This operation provides diffusion and ensures that each byte of the output depends on every byte of the input, increasing the cryptographic strength of AES.</text:p>
            </text:list-item>
          </text:list>
        </text:list-item>
        <text:list-item>
          <text:p text:style-name="P12"><text:span text:style-name="Strong_20_Emphasis"><text:span text:style-name="T1">AddRoundKey</text:span></text:span>:</text:p>
          <text:list>
            <text:list-item>
              <text:p text:style-name="P12">AddRoundKey is a bitwise XOR operation in which each byte of the state matrix is combined with the corresponding byte of the round key derived from the encryption key. The round key is generated from the original encryption key using a key schedule algorithm, and a unique round key is used for each round of AES.</text:p>
            </text:list-item>
          </text:list>
        </text:list-item>
      </text:list>
      <text:p text:style-name="Text_20_body"/>
      <text:p text:style-name="P13"><text:span text:style-name="T3">The State array</text:span> is a crucial component in the Advanced Encryption Standard (AES) algorithm. It serves as an intermediate data structure used in the encryption and decryption processes. The purpose of the State array is to store and manipulate the data during various stages of the AES cipher operations.</text:p>
      <text:p text:style-name="P13">In AES, the State array is a 4x4 matrix of bytes, where each element represents a single byte of data. The State array is modified in each round <text:soft-page-break/>of the AES encryption and decryption processes, undergoing a series of transformations.</text:p>
      <text:p text:style-name="Text_20_body"/>
      <text:p text:style-name="Text_20_body"/>
      <text:list xml:id="list732064573" text:style-name="L7">
        <text:list-item>
          <text:p text:style-name="P15"><text:span text:style-name="Strong_20_Emphasis"><text:span text:style-name="T1">Mutual Authentication</text:span></text:span>:</text:p>
          <text:list>
            <text:list-item>
              <text:p text:style-name="P14">Mutual authentication is a security mechanism where both parties in a communication process authenticate each other's identities. This ensures that both the client and the server can verify each other's authenticity before exchanging sensitive information.</text:p>
            </text:list-item>
            <text:list-item>
              <text:p text:style-name="P14">In mutual authentication, the client presents its credentials to the server to prove its identity, and simultaneously, the server presents its credentials to the client for verification. This bidirectional authentication process helps prevent various types of attacks, including man-in-the-middle attacks.</text:p>
            </text:list-item>
            <text:list-item>
              <text:p text:style-name="P14">Example: When a user accesses a secure website (e.g., online banking), both the user's device (client) and the web server perform mutual authentication. The user provides login credentials, and the server presents its digital certificate to the client for validation.</text:p>
            </text:list-item>
          </text:list>
        </text:list-item>
        <text:list-item>
          <text:p text:style-name="P15"><text:span text:style-name="Strong_20_Emphasis"><text:span text:style-name="T1">Challenge-Response Authentication Scheme</text:span></text:span>:</text:p>
          <text:list>
            <text:list-item>
              <text:p text:style-name="P14">Challenge-response authentication is a method where one party challenges the other to provide proof of identity, and the other party responds with the requested proof.</text:p>
            </text:list-item>
            <text:list-item>
              <text:p text:style-name="P14">In this scheme, the server generates a random challenge (e.g., a nonce) and sends it to the client. The client computes a response based on the challenge and its secret credentials, which it then sends back to the server for verification.</text:p>
            </text:list-item>
            <text:list-item>
              <text:p text:style-name="P15">Example: One-time password (OTP) authentication is a common challenge-response scheme. The server generates a random OTP and sends it to the user's device. The user enters the OTP as a response, and the server validates it to authenticate the user.</text:p>
            </text:list-item>
          </text:list>
        </text:list-item>
      </text:list>
      <text:p text:style-name="P4"><text:span text:style-name="Strong_20_Emphasis"><text:span text:style-name="T1">Drawbacks of Password-Based Authentication</text:span></text:span>:</text:p>
      <text:list xml:id="list2982678938" text:style-name="L8">
        <text:list-item>
          <text:p text:style-name="P16"><text:span text:style-name="Strong_20_Emphasis"><text:span text:style-name="T1">Weak Passwords</text:span></text:span>: Users often choose weak or easily guessable passwords, such as "password123" or common words. These passwords are vulnerable to brute-force attacks and dictionary attacks.</text:p>
        </text:list-item>
        <text:list-item>
          <text:p text:style-name="P16"><text:span text:style-name="Strong_20_Emphasis"><text:span text:style-name="T1">Password Reuse</text:span></text:span>: Users frequently reuse passwords across multiple accounts, increasing the risk of compromise if one account is breached.</text:p>
        </text:list-item>
        <text:list-item>
          <text:p text:style-name="P16"><text:span text:style-name="Strong_20_Emphasis"><text:span text:style-name="T1">Password Storage</text:span></text:span>: Storing passwords in plaintext or using weak hashing algorithms can expose them to theft in the event of a data breach.</text:p>
        </text:list-item>
        <text:list-item>
          <text:p text:style-name="P16"><text:span text:style-name="Strong_20_Emphasis"><text:span text:style-name="T1">Phishing and Social Engineering</text:span></text:span>: Attackers may trick users into revealing their passwords through phishing emails, fake login pages, or social engineering tactics.</text:p>
        </text:list-item>
      </text:list>
      <text:p text:style-name="P4"><text:soft-page-break/><text:span text:style-name="Strong_20_Emphasis"><text:span text:style-name="T1">Addressing Password-Based Authentication Drawbacks</text:span></text:span>:</text:p>
      <text:list xml:id="list3233205426" text:style-name="L9">
        <text:list-item>
          <text:p text:style-name="P17"><text:span text:style-name="Strong_20_Emphasis"><text:span text:style-name="T1">Strong Password Policies</text:span></text:span>: Enforce password policies that require users to create strong, complex passwords containing a mix of uppercase and lowercase letters, numbers, and special characters.</text:p>
        </text:list-item>
        <text:list-item>
          <text:p text:style-name="P17"><text:span text:style-name="Strong_20_Emphasis"><text:span text:style-name="T1">Multi-Factor Authentication (MFA)</text:span></text:span>: Implement MFA to add an extra layer of security beyond passwords. This could involve using a combination of passwords, OTPs, biometrics, or hardware tokens for authentication.</text:p>
        </text:list-item>
        <text:list-item>
          <text:p text:style-name="P17"><text:span text:style-name="Strong_20_Emphasis"><text:span text:style-name="T1">Password Managers</text:span></text:span>: Encourage users to use password managers to generate and store complex passwords securely.</text:p>
        </text:list-item>
        <text:list-item>
          <text:p text:style-name="P17"><text:span text:style-name="Strong_20_Emphasis"><text:span text:style-name="T1">Education and Awareness</text:span></text:span>: Provide user education and training to raise awareness about the importance of password security and the risks associated with weak passwords and phishing attacks.</text:p>
        </text:list-item>
      </text:list>
      <text:p text:style-name="Text_20_body"/>
      <text:p text:style-name="Text_20_body"><text:span text:style-name="T3">Cryptanalysis:</text:span> Cryptanalytic attacks rely on the nature of the algorithm plus</text:p>
      <text:p text:style-name="Text_20_body">perhaps some knowledge of the general characteristics of the plaintext or even</text:p>
      <text:p text:style-name="Text_20_body">some sample plaintext–ciphertext pairs. This type of attack exploits the charac-</text:p>
      <text:p text:style-name="Text_20_body">teristics of the algorithm to attempt to deduce a specific plaintext or to deduce</text:p>
      <text:p text:style-name="Text_20_body">the key being used.</text:p>
      <text:p text:style-name="Text_20_body">■■ <text:span text:style-name="T3">Brute-force attack:</text:span> The attacker tries every possible key on a piece of cipher-</text:p>
      <text:p text:style-name="Text_20_body">text until an intelligible translation into plaintext is obtained. On average, half</text:p>
      <text:p text:style-name="Text_20_body">of all possible keys must be tried to achieve succ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22:01:36.870510513</meta:creation-date>
    <dc:date>2024-03-19T01:45:13.610761993</dc:date>
    <meta:editing-duration>PT1H12M46S</meta:editing-duration>
    <meta:editing-cycles>1</meta:editing-cycles>
    <meta:document-statistic meta:table-count="0" meta:image-count="0" meta:object-count="0" meta:page-count="6" meta:paragraph-count="80" meta:word-count="1861" meta:character-count="12286" meta:non-whitespace-character-count="10568"/>
    <meta:generator>LibreOffice/7.3.7.2$Linux_X86_64 LibreOffice_project/30$Build-2</meta:generator>
  </office:meta>
</office:document-meta>
</file>